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SQL Test Assessment:</text:span></text:p>
      <text:p text:style-name="P2"><text:span text:style-name="T3"/></text:p>
      <text:p text:style-name="P3"><text:span text:style-name="T4"><text:tab/></text:span><text:span text:style-name="T5">Question No. 1</text:span></text:p>
      <text:p text:style-name="P3"><text:span text:style-name="T6"><text:tab/><text:tab/><text:tab/></text:span></text:p>
      <text:p text:style-name="P4"><text:span text:style-name="T6"><text:tab/><text:tab/><text:tab/></text:span><text:span text:style-name="T7">SELECT orders.`orderNumber` , products.productName, customers.customerName, payments.amount, payments.checkNumber</text:span></text:p>
      <text:p text:style-name="P4"><text:span text:style-name="T7">FROM `orders` , products, customers, orderdetails, payments</text:span></text:p>
      <text:p text:style-name="P4"><text:span text:style-name="T7">WHERE customers.customerNumber = orders.customerNumber</text:span></text:p>
      <text:p text:style-name="P4"><text:span text:style-name="T7">AND orderdetails.orderNumber =<text:s/></text:span><text:span text:style-name="T8">orders.orderNumber</text:span><text:span text:style-name="T9"/></text:p>
      <text:p text:style-name="P4"><text:span text:style-name="T9">AND products.productCode = orderdetails.productCode</text:span></text:p>
      <text:p text:style-name="P4"><text:span text:style-name="T9">AND payments.customerNumber = customers.customerNumber</text:span></text:p>
      <text:p text:style-name="P4"><text:span text:style-name="T9">AND orders.orderNumber =10100</text:span><text:span text:style-name="T10"/></text:p>
      <text:p text:style-name="P5"><draw:frame text:anchor-type="as-char" svg:width="152.40mm" svg:height="80.96mm" style:rel-width="scale" style:rel-height="scale"><draw:object-ole xlink:href="OleObj1"/><draw:image xlink:href="ObjectReplacements/OleObj1"/></draw:frame><text:span text:style-name="T11"/></text:p>
      <text:p text:style-name="P6"><text:span text:style-name="T11"/></text:p>
      <text:p text:style-name="P6"><text:span text:style-name="T11"><text:tab/></text:span></text:p>
      <text:p text:style-name="P6"><text:span text:style-name="T11"><text:tab/></text:span><text:span text:style-name="T12">Question No. 2</text:span></text:p>
      <text:p text:style-name="P6"><text:span text:style-name="T13"><text:tab/><text:tab/><text:tab/></text:span></text:p>
      <text:p text:style-name="P7"><text:span text:style-name="T13"><text:tab/><text:tab/><text:tab/></text:span><text:span text:style-name="T14">SELECT orders.`orderNumber` , sum(payments.amount) as total_paid_amount_for_order_10100 FROM `orders` , payments WHERE payments.customerNumber = orders.customerNumber AND orders.orderNumber =10100</text:span></text:p>
      <text:p text:style-name="P7"><text:span text:style-name="T15"/></text:p>
      <text:p text:style-name="P8"><draw:frame text:anchor-type="as-char" svg:width="152.40mm" svg:height="57.41mm" style:rel-width="scale" style:rel-height="scale"><draw:object-ole xlink:href="OleObj2"/><draw:image xlink:href="ObjectReplacements/OleObj2"/></draw:frame><text:span text:style-name="T16"/></text:p>
      <text:p text:style-name="P9"><text:span text:style-name="T16"/></text:p>
      <text:p text:style-name="P10"><text:span text:style-name="T17"><text:tab/>.</text:span></text:p>
      <text:p text:style-name="P11"><text:span text:style-name="T18"><text:s text:c="9"/>Question No. 3</text:span></text:p>
      <text:p text:style-name="P11"><text:span text:style-name="T18"><text:tab/><text:tab/></text:span><text:span text:style-name="T19"><text:tab/>SELECT orders.`orderNumber` , payments.checkNumber FROM `orders` , payments WHERE payments.customerNumber = orders.customerNumber</text:span></text:p>
      <text:p text:style-name="P11"><text:span text:style-name="T19">AND orders.orderNumber =10100</text:span></text:p>
      <text:p text:style-name="P11"><text:span text:style-name="T19"/></text:p>
      <text:p text:style-name="P12"><draw:frame text:anchor-type="as-char" svg:width="152.40mm" svg:height="63.24mm" style:rel-width="scale" style:rel-height="scale"><draw:object-ole xlink:href="OleObj3"/><draw:image xlink:href="ObjectReplacements/OleObj3"/></draw:frame><text:span text:style-name="T19"/></text:p>
      <text:p text:style-name="P13"><text:span text:style-name="T19"/></text:p>
      <text:p text:style-name="P13"><text:span text:style-name="T20"><text:s text:c="9"/></text:span><text:span text:style-name="T21">Question No. 4</text:span></text:p>
      <text:p text:style-name="P13"><text:span text:style-name="T21"><text:tab/><text:tab/><text:s text:c="7"/></text:span><text:span text:style-name="T22">SELECT min(`quantityInStock`) as least_value_quantityInStock, max(`quantityInStock`) as max_value_quantityInStock from products </text:span></text:p>
      <text:p text:style-name="P13"><text:span text:style-name="T22"/></text:p>
      <text:p text:style-name="P14"><draw:frame text:anchor-type="as-char" svg:width="152.40mm" svg:height="48.15mm" style:rel-width="scale" style:rel-height="scale"><draw:object-ole xlink:href="OleObj4"/><draw:image xlink:href="ObjectReplacements/OleObj4"/></draw:frame><text:span text:style-name="T22"/></text:p>
      <text:p text:style-name="P15"><text:span text:style-name="T23"><text:s/></text:span></text:p>
      <text:p text:style-name="P15"><text:span text:style-name="T23"><text:s text:c="3"/>Question No. 5</text:span></text:p>
      <text:p text:style-name="P15"><text:span text:style-name="T23"><text:tab/><text:tab/><text:s text:c="3"/></text:span><text:span text:style-name="T24">SELECT `productCode`, productlines.`productLine`, productlines.htmlDescription FROM `products`, productlines WHERE productlines.productline=products.productline and (`productCode`='s12_3380' or `productCode`='s12_3891' or `productCode`='s12_3990')</text:span><text:span text:style-name="T25"><text:tab/></text:span></text:p>
      <text:p text:style-name="P16"><text:span text:style-name="T26"/></text:p>
      <text:p text:style-name="P17"><draw:frame text:anchor-type="as-char" svg:width="152.40mm" svg:height="61.38mm" style:rel-width="scale" style:rel-height="scale"><draw:object-ole xlink:href="OleObj5"/><draw:image xlink:href="ObjectReplacements/OleObj5"/></draw:frame><text:span text:style-name="T26"/></text:p>
      <text:p text:style-name="P17"><text:span text:style-name="T26"/></text:p>
      <text:p text:style-name="P18"><text:span text:style-name="T26"><text:s text:c="4"/></text:span><text:span text:style-name="T27">Question No. 6</text:span></text:p>
      <text:p text:style-name="P18"><text:span text:style-name="T28"><text:tab/><text:s text:c="12"/>SELECT count(*) as NULL_COUNT FROM `productlines` WHERE `htmlDescription` IS NULL</text:span></text:p>
      <text:p text:style-name="P18"><text:span text:style-name="T28"/></text:p>
      <text:p text:style-name="P19"><draw:frame text:anchor-type="as-char" svg:width="152.40mm" svg:height="41.54mm" style:rel-width="scale" style:rel-height="scale"><draw:object-ole xlink:href="OleObj6"/><draw:image xlink:href="ObjectReplacements/OleObj6"/></draw:frame><text:span text:style-name="T28"/></text:p>
      <text:p text:style-name="P20"><text:span text:style-name="T28"/></text:p>
      <text:p text:style-name="P20"><text:span text:style-name="T29"><text:s text:c="3"/>Question No. 7</text:span></text:p>
      <text:p text:style-name="P20"><text:span text:style-name="T29"><text:tab/></text:span><text:span text:style-name="T30"><text:tab/><text:s text:c="2"/>SELECT date_format( '2019-07-18 12:49:24', "%d-%b-%a" )<text:s/></text:span><text:span text:style-name="T31"/></text:p>
      <text:p text:style-name="P21"><text:span text:style-name="T32"/></text:p>
      <text:p text:style-name="P22"><draw:frame text:anchor-type="as-char" svg:width="152.40mm" svg:height="41.01mm" style:rel-width="scale" style:rel-height="scale"><draw:object-ole xlink:href="OleObj7"/><draw:image xlink:href="ObjectReplacements/OleObj7"/></draw:frame><text:span text:style-name="T32"/></text:p>
      <text:p text:style-name="P23"><text:span text:style-name="T32"/></text:p>
      <text:p text:style-name="P24"><text:span text:style-name="T33"><text:s text:c="3"/>Question No. 8</text:span></text:p>
      <text:p text:style-name="P24"><text:span text:style-name="T34"><text:tab/><text:tab/>SELECT amount FROM payments ORDER BY amount DESC LIMIT 2,1</text:span></text:p>
      <text:p text:style-name="P24"><text:span text:style-name="T35"/></text:p>
      <text:p text:style-name="P25"><draw:frame text:anchor-type="as-char" svg:width="152.40mm" svg:height="45.51mm" style:rel-width="scale" style:rel-height="scale"><draw:object-ole xlink:href="OleObj8"/><draw:image xlink:href="ObjectReplacements/OleObj8"/></draw:frame><text:span text:style-name="T35"/></text:p>
      <text:p text:style-name="P26"><text:span text:style-name="T35"/></text:p>
      <text:p text:style-name="P26"><text:span text:style-name="T35"><text:s text:c="4"/>Question No. 9</text:span></text:p>
      <text:p text:style-name="P27"><text:span text:style-name="T36"><text:s text:c="27"/></text:span><text:span text:style-name="T37">SELECT `contactFirstName` FROM `customers` WHERE POSITION('C' in `contactFirstName`)=1 and POSITION('a' in `contactFirstName`)=length(`contactFirstName`)-1</text:span></text:p>
      <text:p text:style-name="P27"><text:span text:style-name="T37"/></text:p>
      <text:p text:style-name="P28"><draw:frame text:anchor-type="as-char" svg:width="152.40mm" svg:height="45.51mm" style:rel-width="scale" style:rel-height="scale"><draw:object-ole xlink:href="OleObj9"/><draw:image xlink:href="ObjectReplacements/OleObj9"/></draw:frame><text:span text:style-name="T37"/></text:p>
      <text:p text:style-name="P29"><text:span text:style-name="T38"/></text:p>
      <text:p text:style-name="P29"><text:span text:style-name="T39"><text:s text:c="5"/></text:span><text:span text:style-name="T40">Question No. 10</text:span></text:p>
      <text:p text:style-name="P29"><text:span text:style-name="T41"><text:tab/><text:tab/><text:s text:c="6"/></text:span><text:span text:style-name="T42">SELECT * FROM `productlines` left join products on productlines.productline=products.productline where products.productline IS NULL</text:span></text:p>
      <text:p text:style-name="P29"><text:span text:style-name="T42"/></text:p>
      <text:p text:style-name="P30"><draw:frame text:anchor-type="as-char" svg:width="152.40mm" svg:height="40.48mm" style:rel-width="scale" style:rel-height="scale"><draw:object-ole xlink:href="OleObj10"/><draw:image xlink:href="ObjectReplacements/OleObj10"/></draw:frame><text:span text:style-name="T42"/></text:p>
      <text:p text:style-name="P31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